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2.3264in"/>
    </style:style>
    <style:style style:name="co5" style:family="table-column">
      <style:table-column-properties fo:break-before="auto" style:column-width="2.1335in"/>
    </style:style>
    <style:style style:name="co6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ackground-color="#cccccc"/>
    </style:style>
    <style:style style:name="ce40" style:family="table-cell" style:parent-style-name="Default">
      <style:table-cell-properties fo:background-color="#dddddd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>
      <style:text-properties style:use-window-font-color="true"/>
    </style:style>
    <style:style style:name="ce46" style:family="table-cell" style:parent-style-name="Default">
      <style:table-cell-properties fo:background-color="transparent"/>
      <style:text-properties fo:color="#c9211e" fo:font-style="italic" style:font-style-asian="italic" style:font-style-complex="italic"/>
    </style:style>
    <style:style style:name="ce47" style:family="table-cell" style:parent-style-name="Default">
      <style:text-properties style:font-name="Liberation Sans" fo:font-size="10pt" style:font-size-asian="10pt" style:font-size-complex="10pt"/>
    </style:style>
    <style:style style:name="ce48" style:family="table-cell" style:parent-style-name="Default">
      <style:text-properties fo:color="#c9211e" fo:font-style="italic" style:font-style-asian="italic" style:font-style-complex="italic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ackground-color="#ddddd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>
      <style:table-cell-properties fo:background-color="transparent"/>
      <style:text-properties fo:color="#c9211e" fo:font-style="italic" style:font-style-asian="italic" style:font-style-complex="italic"/>
    </style:style>
    <style:style style:name="ce19" style:family="table-cell" style:parent-style-name="Default">
      <style:text-properties style:font-name="Liberation Sans" fo:font-size="10pt" style:font-size-asian="10pt" style:font-size-complex="10pt"/>
    </style:style>
    <style:style style:name="ce21" style:family="table-cell" style:parent-style-name="Default">
      <style:text-properties fo:color="#c9211e" fo:font-style="italic" style:font-style-asian="italic" style:font-style-complex="italic"/>
    </style:style>
    <style:style style:name="ce4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2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in"/>
    </style:style>
    <style:style style:name="ce53" style:family="table-cell" style:parent-style-name="Default">
      <style:table-cell-properties fo:background-color="#b7b3ca" style:text-align-source="fix" style:repeat-content="false" fo:border="0.74pt solid #000000"/>
      <style:paragraph-properties fo:text-align="center" fo:margin-left="0in"/>
    </style:style>
    <style:style style:name="ce54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56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</style:style>
    <style:style style:name="ce5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gr2" style:family="graphic">
      <style:graphic-properties fo:min-height="0.6295in" loext:decorative="false"/>
      <style:paragraph-properties style:writing-mode="lr-tb"/>
    </style:style>
    <style:style style:name="gr3" style:family="graphic" style:parent-style-name="Note">
      <style:graphic-properties fo:min-height="0.6295in" loext:decorative="false"/>
      <style:paragraph-properties style:writing-mode="lr-tb"/>
    </style:style>
    <style:style style:name="T3" style:family="text">
      <style:text-properties fo:color="#000000" loext:opacity="100%" style:font-name="Consolas" fo:font-size="12pt" style:font-name-asian="Consolas" style:font-size-asian="12pt" style:font-name-complex="Consolas" style:font-size-complex="12pt"/>
    </style:style>
    <style:style style:name="T4" style:family="text">
      <style:text-properties fo:color="#000000" loext:opacity="100%" style:font-name-asian="Consolas" style:font-name-complex="Consolas"/>
    </style:style>
    <style:style style:name="T5" style:family="text">
      <style:text-properties fo:color="#000000" style:font-name="Consolas" fo:font-size="12pt" style:font-name-asian="Consolas" style:font-name-complex="Consolas" style:font-size-asian="12pt" style:font-size-complex="12pt"/>
    </style:style>
    <style:style style:name="T6" style:family="text">
      <style:text-properties fo:color="#000000"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table table:name="octoechos_o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4" office:value-type="string" calcext:value-type="string">
            <text:p>goadedes</text:p>
          </table:table-cell>
          <table:table-cell table:style-name="ce14" office:value-type="string" calcext:value-type="string">
            <text:p>ref 1</text:p>
          </table:table-cell>
          <table:table-cell table:style-name="ce14" office:value-type="string" calcext:value-type="string">
            <text:p>ref 2</text:p>
          </table:table-cell>
          <table:table-cell table:style-name="ce14" office:value-type="string" calcext:value-type="string">
            <text:p>ref 3</text:p>
          </table:table-cell>
        </table:table-row>
        <table:table-row table:style-name="ro1">
          <table:table-cell office:value-type="string" calcext:value-type="string">
            <text:p><text:s/>oc.m1.d2.ocVE.Stic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4.d07</text:p>
          </table:table-cell>
          <table:table-cell office:value-type="string" calcext:value-type="string">
            <text:p>me.m06.d2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2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Kathisma11</text:p>
          </table:table-cell>
          <table:table-cell office:value-type="string" calcext:value-type="string">
            <text:p>pe.d086.peMA.Kathisma12</text:p>
          </table:table-cell>
          <table:table-cell/>
        </table:table-row>
        <table:table-row table:style-name="ro1">
          <table:table-cell office:value-type="string" calcext:value-type="string">
            <text:p><text:s/>oc.m2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Kathisma12</text:p>
          </table:table-cell>
          <table:table-cell office:value-type="string" calcext:value-type="string">
            <text:p>pe.d087.peMA.Kathisma12</text:p>
          </table:table-cell>
          <table:table-cell/>
        </table:table-row>
        <table:table-row table:style-name="ro1">
          <table:table-cell office:value-type="string" calcext:value-type="string">
            <text:p><text:s/>oc.m2.d2.ocMA.Kathisma31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<text:s/>oc.m2.d2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Ode7Martyricon</text:p>
          </table:table-cell>
          <table:table-cell office:value-type="string" calcext:value-type="string">
            <text:p>oc.m2.d7.ocMA.Kathisma21</text:p>
          </table:table-cell>
          <table:table-cell office:value-type="string" calcext:value-type="string">
            <text:p>pe.d086.peMA.Kathisma13</text:p>
          </table:table-cell>
        </table:table-row>
        <table:table-row table:style-name="ro1">
          <table:table-cell office:value-type="string" calcext:value-type="string">
            <text:p><text:s/>oc.m2.d2.ocMA.Kathisma33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11" office:value-type="string" calcext:value-type="string">
            <text:p><text:s/>oc.m2.d2.octrMA.Kathisma11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11" office:value-type="string" calcext:value-type="string">
            <text:p><text:s/>oc.m2.d2.octrMA.Kathisma12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11" office:value-type="string" calcext:value-type="string">
            <text:p><text:s/>oc.m2.d2.octrMA.Ode7Martyricon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11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12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31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33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<text:s/>oc.m2.d3.ocMA.Aposticha1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<text:s/>oc.m2.d3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7.ocMA.Lauds1</text:p>
          </table:table-cell>
          <table:table-cell office:value-type="string" calcext:value-type="string">
            <text:p>pe.d087.peMA.Lauds3</text:p>
          </table:table-cell>
          <table:table-cell/>
        </table:table-row>
        <table:table-row table:style-name="ro1">
          <table:table-cell table:style-name="ce11" office:value-type="string" calcext:value-type="string">
            <text:p><text:s/>oc.m2.d7.ocMA.Kathisma21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11" office:value-type="string" calcext:value-type="string">
            <text:p><text:s/>oc.m2.d7.ocMA.Lauds1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<text:s/>oc.m2.d7.octrMA.Lauds2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<text:s/>oc.m2.d7.octrMA.Lauds2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3.d2.ocMA.Kathisma3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.m3.d2.ocMA.Kathisma32</text:p>
          </table:table-cell>
          <table:table-cell office:value-type="string" calcext:value-type="string">
            <text:p>dedes</text:p>
          </table:table-cell>
          <table:table-cell office:value-type="string" calcext:value-type="string">
            <text:p>oc.m.d3.octrMA.Ode7Martyricon</text:p>
          </table:table-cell>
          <table:table-cell office:value-type="string" calcext:value-type="string">
            <text:p>pe.d093.peMA.Kathisma13</text:p>
          </table:table-cell>
          <table:table-cell office:value-type="string" calcext:value-type="string">
            <text:p>oc.m3.d6.ocMA.Kathisma32</text:p>
          </table:table-cell>
        </table:table-row>
        <table:table-row table:style-name="ro1">
          <table:table-cell office:value-type="string" calcext:value-type="string">
            <text:p><text:s/>oc.m3.d2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4.d04.meMA.Ode3KathismaT</text:p>
          </table:table-cell>
          <table:table-cell table:style-name="ce21"/>
          <table:table-cell/>
        </table:table-row>
        <table:table-row table:style-name="ro1">
          <table:table-cell office:value-type="string" calcext:value-type="string">
            <text:p><text:s/>oc.m3.d3.ocMA.Kathisma31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<text:s/>oc.m3.d4.ocVE.Stichera1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<text:s/>oc.m3.d4.ocMA.Kathisma31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<text:s/>oc.m3.d4.ocMA.Kathisma33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<text:s/>oc.m3.d4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6.ocMA.Apostich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4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MA.Lauds2, octrMA.Lauds4</text:p>
          </table:table-cell>
          <table:table-cell office:value-type="string" calcext:value-type="string">
            <text:p>pe.d096.peMA.Lauds3</text:p>
          </table:table-cell>
          <table:table-cell office:value-type="string" calcext:value-type="string">
            <text:p>tr.d019.trMA.AposMartyric</text:p>
          </table:table-cell>
        </table:table-row>
        <table:table-row table:style-name="ro1">
          <table:table-cell office:value-type="string" calcext:value-type="string">
            <text:p><text:s/>oc.m3.d4.ocMA.AposTheotokion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<text:s/>oc.m3.d5.ocMA.Kathisma31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<text:s/>oc.m3.d5.ocMA.Kathisma33</text:p>
          </table:table-cell>
          <table:table-cell office:value-type="string" calcext:value-type="string">
            <text:p>x</text:p>
          </table:table-cell>
          <table:table-cell table:style-name="ce17" office:value-type="string" calcext:value-type="string">
            <text:p>me.m01.d18.meMA.Kathisma2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MA.Lauds3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<text:s/>oc.m3.d6.ocMA.Aposticha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.m3.d7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Kathisma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Kathisma23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<text:s/>oc.m3.d7.ocMA.Kathisma24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11" office:value-type="string" calcext:value-type="string">
            <text:p><text:s/>oc.m3.d7.ocMA.Lauds2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11" office:value-type="string" calcext:value-type="string">
            <text:p><text:s/>oc.m3.d7.ocMA.Lauds3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<text:s/>oc.m3.d7.ocMA.Lauds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LaudsGl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ich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heotokion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oc.m3.d7.octrMA.Kathisma14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11" office:value-type="string" calcext:value-type="string">
            <text:p>oc.m3.d7.octrMA.Lauds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11" office:value-type="string" calcext:value-type="string">
            <text:p>oc.m3.d7.octrMA.Lauds4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11" office:value-type="string" calcext:value-type="string">
            <text:p>oc.m3.d7.octrMA.Aposticha1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11" office:value-type="string" calcext:value-type="string">
            <text:p>oc.m3.d7.octrMA.AposTheotokion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c.m4.d3.ocMA.Kathisma31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oc.m4.d3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9.d23.meMA.Kathisma2T</text:p>
          </table:table-cell>
          <table:table-cell office:value-type="string" calcext:value-type="string">
            <text:p>me.m07.d16.meMA.Ode3KathismaT</text:p>
          </table:table-cell>
          <table:table-cell office:value-type="string" calcext:value-type="string">
            <text:p>me.m07.d23.meMA.Ode3KathismaT</text:p>
          </table:table-cell>
        </table:table-row>
        <table:table-row table:style-name="ro1">
          <table:table-cell office:value-type="string" calcext:value-type="string">
            <text:p>oc.m4.d3.ocMA.Aposticha2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oc.m4.d3.ocMA.AposTheotokion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<text:s/>oc.m4.d4.ocMA.Kathisma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9.d16.meMA.Kathisma22</text:p>
          </table:table-cell>
          <table:table-cell office:value-type="string" calcext:value-type="string">
            <text:p>me.m09.d18.meMA.Kathisma21</text:p>
          </table:table-cell>
          <table:table-cell office:value-type="string" calcext:value-type="string">
            <text:p>me.m09.d17.alt1.meMA.Kathisma22</text:p>
          </table:table-cell>
        </table:table-row>
        <table:table-row table:style-name="ro1">
          <table:table-cell office:value-type="string" calcext:value-type="string">
            <text:p><text:s/>oc.m4.d4.ocMA.Kathisma33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<text:s/>oc.m4.d4.ocMA.AposTheotokion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<text:s/>oc.m4.d5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4.d5.octrMA.Kathisma11</text:p>
          </table:table-cell>
          <table:table-cell office:value-type="string" calcext:value-type="string">
            <text:p>pe.d103.peMA.Kathisma12</text:p>
          </table:table-cell>
          <table:table-cell/>
        </table:table-row>
        <table:table-row table:style-name="ro1">
          <table:table-cell office:value-type="string" calcext:value-type="string">
            <text:p><text:s/>oc.m4.d5.ocMA.Kathisma31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11" office:value-type="string" calcext:value-type="string">
            <text:p><text:s/>oc.m4.d5.octrMA.Kathisma11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<text:s/>oc.m4.d7.ocMA.Kathisma23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<text:s/>oc.m4.d7.ocMA.Kathisma24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5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2.octrMA.Kathisma11</text:p>
          </table:table-cell>
          <table:table-cell office:value-type="string" calcext:value-type="string">
            <text:p>oc.m5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5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2.octrMA.Kathisma12</text:p>
          </table:table-cell>
          <table:table-cell office:value-type="string" calcext:value-type="string">
            <text:p>oc.m5.d3.ocMA.Kathisma12</text:p>
          </table:table-cell>
          <table:table-cell/>
        </table:table-row>
        <table:table-row table:style-name="ro1">
          <table:table-cell office:value-type="string" calcext:value-type="string">
            <text:p><text:s/>oc.m5.d2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3.octrMA.Kathism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2.ocMA.Kathisma23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<text:s/>oc.m5.d2.ocMA.Kathisma31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<text:s/>oc.m5.d2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MA.Kathisma32 / <text:span text:style-name="T5">octrMA.Ode7Martyricon</text:span></text:p>
          </table:table-cell>
          <table:table-cell office:value-type="string" calcext:value-type="string">
            <text:p>oc.m5.d7.ocMA.Kathisma21</text:p>
          </table:table-cell>
          <table:table-cell office:value-type="string" calcext:value-type="string">
            <text:p>pe.d108.alt1.peMA.Kathimsa13</text:p>
          </table:table-cell>
        </table:table-row>
        <table:table-row table:style-name="ro1">
          <table:table-cell office:value-type="string" calcext:value-type="string">
            <text:p><text:s/>oc.m5.d2.ocMA.Kathisma33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<text:s/>oc.m5.d2.ocMA.AposTheotokion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11" office:value-type="string" calcext:value-type="string">
            <text:p><text:s/>oc.m5.d2.octrMA.Kathisma11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11" office:value-type="string" calcext:value-type="string">
            <text:p><text:s/>oc.m5.d2.octrMA.Kathisma12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11" office:value-type="string" calcext:value-type="string">
            <text:p><text:s/>oc.m5.d3.ocMA.Kathisma11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11" office:value-type="string" calcext:value-type="string">
            <text:p><text:s/>oc.m5.d3.ocMA.Kathisma12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<text:s/>oc.m5.d3.ocMA.Kathisma13</text:p>
          </table:table-cell>
          <table:table-cell office:value-type="string" calcext:value-type="string">
            <text:p>x</text:p>
          </table:table-cell>
          <table:table-cell table:style-name="ce18" office:value-type="string" calcext:value-type="string">
            <office:annotation office:display="true" draw:style-name="gr3" svg:width="1.1413in" svg:height="0.7083in" svg:x="5.8524in" svg:y="12.7429in" draw:caption-point-x="-0.2402in" draw:caption-point-y="0.5945in">
              <dc:creator>Unknown Author</dc:creator>
              <dc:date>2023-10-02T00:00:00</dc:date>
              <text:p>one word difference</text:p>
            </office:annotation>
            <text:p>tr.d024.trMA.Kathisma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3.ocMA.Kathisma31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me.m09.d23.meMA.Kathism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3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3.ocMA.ApolTheotokion</text:p>
          </table:table-cell>
          <table:table-cell office:value-type="string" calcext:value-type="string">
            <text:p>oc.m5.d5.ocMA.ApolTheotokion</text:p>
          </table:table-cell>
          <table:table-cell office:value-type="string" calcext:value-type="string">
            <text:p>pe.d108.alt1.peMA.Kathisma1T</text:p>
          </table:table-cell>
        </table:table-row>
        <table:table-row table:style-name="ro1">
          <table:table-cell office:value-type="string" calcext:value-type="string">
            <text:p><text:s/>oc.m5.d3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7.ocMA.Lauds1</text:p>
          </table:table-cell>
          <table:table-cell office:value-type="string" calcext:value-type="string">
            <text:p>oc.m5.d7.octrMA.Lauds3</text:p>
          </table:table-cell>
          <table:table-cell/>
        </table:table-row>
        <table:table-row table:style-name="ro1">
          <table:table-cell office:value-type="string" calcext:value-type="string">
            <text:p><text:s/>oc.m5.d3.ocMA.AposTheotokion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11" office:value-type="string" calcext:value-type="string">
            <text:p><text:s/>oc.m5.d3.octrMA.Kathisma11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<text:s/>oc.m5.d4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4.ocMA.Aposticha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MA.Aposticha2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<text:s/>oc.m5.d4.octrMA.Kathisma1T</text:p>
          </table:table-cell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<text:s/>oc.m5.d5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5.octrMA.Kathism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5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5.octrMA.Kathisma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5.ocMA.Kathisma13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<text:s/>oc.m5.d5.ocMA.Kathisma31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<text:s/>oc.m5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7.ocMA.Lauds3</text:p>
          </table:table-cell>
          <table:table-cell office:value-type="string" calcext:value-type="string">
            <text:p><text:s/>oc.m5.d7.octrMA.Lauds4</text:p>
          </table:table-cell>
          <table:table-cell table:style-name="ce19" office:value-type="string" calcext:value-type="string">
            <text:p>tr.d061.<text:span text:style-name="T6">trMA.AposMartyric</text:span></text:p>
          </table:table-cell>
        </table:table-row>
        <table:table-row table:style-name="ro1">
          <table:table-cell office:value-type="string" calcext:value-type="string">
            <text:p><text:s/>oc.m5.d5.ocMA.AposTheotokion</text:p>
          </table:table-cell>
          <table:table-cell office:value-type="string" calcext:value-type="string">
            <text:p>x</text:p>
          </table:table-cell>
          <table:table-cell table:style-name="ce19" office:value-type="string" calcext:value-type="string">
            <text:p>tr.d061.<text:span text:style-name="T6">trMA.AposTheotokion</text:span>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<text:s/>oc.m5.d5.octrMA.Kathisma11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11" office:value-type="string" calcext:value-type="string">
            <text:p><text:s/>oc.m5.d5.octrMA.Kathisma12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<text:s/>oc.m5.d5.octrMA.Kathisma1T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<text:s/>oc.m5.d6.ocMA.Kathisma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4.octrMA.Kathisma1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6.ocMA.Kathisma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trMA.Kathimsa1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6.ocMA.Kathisma31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11" office:value-type="string" calcext:value-type="string">
            <text:p><text:s/>oc.m5.d6.ocMA.Kathisma32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<text:s/>oc.m5.d6.octrMA.Ode7Martyri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6.ocMA.Kathisma33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11" office:value-type="string" calcext:value-type="string">
            <text:p><text:s/>oc.m5.d6.ocMA.Aposticha1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11" office:value-type="string" calcext:value-type="string">
            <text:p><text:s/>oc.m5.d6.ocMA.Aposticha2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<text:s/>oc.m5.d6.ocMA.AposTheotokion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11" office:value-type="string" calcext:value-type="string">
            <text:p><text:s/>oc.m5.d6.octrMA.Kathisma1T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11" office:value-type="string" calcext:value-type="string">
            <text:p><text:s/>oc.m5.d6.octrMA.Ode7Martyricon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11" office:value-type="string" calcext:value-type="string">
            <text:p><text:s/>oc.m5.d7.ocMA.Kathisma21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<text:s/>oc.m5.d7.ocMA.Kathisma23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11" office:value-type="string" calcext:value-type="string">
            <text:p><text:s/>oc.m5.d7.ocMA.Lauds1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11" office:value-type="string" calcext:value-type="string">
            <text:p><text:s/>oc.m5.d7.ocMA.Lauds3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<text:s/>oc.m5.d7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7.octrMA.Aposticha1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<text:s/>oc.m5.d7.octrMA.Lauds3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11" office:value-type="string" calcext:value-type="string">
            <text:p><text:s/>oc.m5.d7.octrMA.Lauds4</text:p>
          </table:table-cell>
          <table:table-cell office:value-type="string" calcext:value-type="string">
            <text:p>dedes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11" office:value-type="string" calcext:value-type="string">
            <text:p><text:s/>oc.m5.d7.octrMA.Aposticha1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6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6.d2.octrMA.Kathisma11</text:p>
          </table:table-cell>
          <table:table-cell office:value-type="string" calcext:value-type="string">
            <text:p><text:s/>oc.m6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6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6.d2.octrMA.Kathisma12</text:p>
          </table:table-cell>
          <table:table-cell office:value-type="string" calcext:value-type="string">
            <text:p><text:s/>oc.m6.d3.ocMA.Kathisma12</text:p>
          </table:table-cell>
          <table:table-cell/>
        </table:table-row>
        <table:table-row table:style-name="ro1">
          <table:table-cell table:style-name="ce12" office:value-type="string" calcext:value-type="string">
            <text:p><text:s/>oc.m6.d2.octrMA.Kathisma11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12" office:value-type="string" calcext:value-type="string">
            <text:p><text:s/>oc.m6.d2.octrMA.Kathisma12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12" office:value-type="string" calcext:value-type="string">
            <text:p><text:s/>oc.m6.d3.ocMA.Kathisma11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12" office:value-type="string" calcext:value-type="string">
            <text:p><text:s/>oc.m6.d3.ocMA.Kathisma12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<text:s/>oc.m6.d3.ocMA.Kathisma31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<text:s/>oc.m6.d4.ocMA.Kathisma12</text:p>
          </table:table-cell>
          <table:table-cell office:value-type="string" calcext:value-type="string">
            <text:p>dedes</text:p>
          </table:table-cell>
          <table:table-cell office:value-type="string" calcext:value-type="string">
            <text:p><text:s/>oc.m6.d6.ocMA.Kathisma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6.d6.ocMA.Kathisma31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7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2.octrMA.Kathisma11</text:p>
          </table:table-cell>
          <table:table-cell office:value-type="string" calcext:value-type="string">
            <text:p><text:s/>oc.m7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7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2.octrMA.Kathisma12</text:p>
          </table:table-cell>
          <table:table-cell office:value-type="string" calcext:value-type="string">
            <text:p><text:s/>oc.m7.d3.ocMA.Kathisma12</text:p>
          </table:table-cell>
          <table:table-cell/>
        </table:table-row>
        <table:table-row table:style-name="ro1">
          <table:table-cell office:value-type="string" calcext:value-type="string">
            <text:p><text:s/>oc.m7.d2.ocMA.Kathisma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2.octrMA.Kathisma1T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<text:s/>oc.m7.d2.octrMA.Kathisma11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12" office:value-type="string" calcext:value-type="string">
            <text:p><text:s/>oc.m7.d2.octrMA.Kathisma12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12" office:value-type="string" calcext:value-type="string">
            <text:p><text:s/>oc.m7.d2.octrMA.Kathisma1T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12" office:value-type="string" calcext:value-type="string">
            <text:p><text:s/>oc.m7.d2.octrMA.Ode7Martyricon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12" office:value-type="string" calcext:value-type="string">
            <text:p><text:s/>oc.m7.d3.ocMA.Kathisma11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12" office:value-type="string" calcext:value-type="string">
            <text:p><text:s/>oc.m7.d3.ocMA.Kathisma12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<text:s/>oc.m7.d3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2.octrMA.Ode7Martyricon</text:p>
          </table:table-cell>
          <table:table-cell office:value-type="string" calcext:value-type="string">
            <text:p><text:s/>oc.m7.d7.ocMA.Kathisma11</text:p>
          </table:table-cell>
          <table:table-cell/>
        </table:table-row>
        <table:table-row table:style-name="ro1">
          <table:table-cell office:value-type="string" calcext:value-type="string">
            <text:p><text:s/>oc.m7.d4.ocMA.Kathisma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6.ocMA.Kathisma21</text:p>
          </table:table-cell>
          <table:table-cell office:value-type="string" calcext:value-type="string">
            <text:p><text:s/>oc.m7.d6.octrMA.Kathisma11</text:p>
          </table:table-cell>
          <table:table-cell/>
        </table:table-row>
        <table:table-row table:style-name="ro1">
          <table:table-cell office:value-type="string" calcext:value-type="string">
            <text:p><text:s/>oc.m7.d4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4.octrMA.Kathisma11</text:p>
          </table:table-cell>
          <table:table-cell office:value-type="string" calcext:value-type="string">
            <text:p><text:s/>oc.m7.d6.ocMA.Kathisma22</text:p>
          </table:table-cell>
          <table:table-cell/>
        </table:table-row>
        <table:table-row table:style-name="ro1">
          <table:table-cell table:style-name="ce12" office:value-type="string" calcext:value-type="string">
            <text:p><text:s/>oc.m7.d4.octrMA.Kathisma11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<text:s/>oc.m7.d5.ocMA.Kathisma31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<text:s/>oc.m7.d5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6.octrMA.Ode7Martyricon</text:p>
          </table:table-cell>
          <table:table-cell office:value-type="string" calcext:value-type="string">
            <text:p><text:s/>oc.m7.d7.ocMA.Kathisma13</text:p>
          </table:table-cell>
          <table:table-cell/>
        </table:table-row>
        <table:table-row table:style-name="ro1">
          <table:table-cell office:value-type="string" calcext:value-type="string">
            <text:p><text:s/>oc.m7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7.ocMA.Lauds3</text:p>
          </table:table-cell>
          <table:table-cell office:value-type="string" calcext:value-type="string">
            <text:p>oc.m7.d7.octrMA.Lauds4</text:p>
          </table:table-cell>
          <table:table-cell/>
        </table:table-row>
        <table:table-row table:style-name="ro1">
          <table:table-cell office:value-type="string" calcext:value-type="string">
            <text:p><text:s/>oc.m7.d5.ocMA.AposTheotokion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12" office:value-type="string" calcext:value-type="string">
            <text:p><text:s/>oc.m7.d6.ocMA.Kathisma21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12" office:value-type="string" calcext:value-type="string">
            <text:p><text:s/>oc.m7.d6.ocMA.Kathisma22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<text:s/>oc.m7.d6.ocMA.Kathisma31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<text:s/>oc.m7.d6.ocMA.Kathisma33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12" office:value-type="string" calcext:value-type="string">
            <text:p><text:s/>oc.m7.d6.octrMA.Kathisma11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12" office:value-type="string" calcext:value-type="string">
            <text:p><text:s/>oc.m7.d6.octrMA.Ode7Martyricon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12" office:value-type="string" calcext:value-type="string">
            <text:p><text:s/>oc.m7.d7.ocMA.Kathisma11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12" office:value-type="string" calcext:value-type="string">
            <text:p><text:s/>oc.m7.d7.ocMA.Kathisma13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12" office:value-type="string" calcext:value-type="string">
            <text:p><text:s/>oc.m7.d7.ocMA.Lauds3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12" office:value-type="string" calcext:value-type="string">
            <text:p>oc.m7.d7.octrMA.Lauds4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<text:s/>oc.m8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2.octrMA.Kathisma11</text:p>
          </table:table-cell>
          <table:table-cell office:value-type="string" calcext:value-type="string">
            <text:p><text:s/>oc.m8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3.ocMA.Kathisma12</text:p>
          </table:table-cell>
          <table:table-cell office:value-type="string" calcext:value-type="string">
            <text:p><text:s/>oc.m8.d3.octrMA.Kathisma12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2.octrMA.Kathisma12</text:p>
          </table:table-cell>
          <table:table-cell office:value-type="string" calcext:value-type="string">
            <text:p><text:s/>oc.m8.d3.ocMA.Kathisma21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3.ocMA.Kathisma22</text:p>
          </table:table-cell>
          <table:table-cell office:value-type="string" calcext:value-type="string">
            <text:p><text:s/>oc.m8.d3.octrMA.Kathisma11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31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12" office:value-type="string" calcext:value-type="string">
            <text:p><text:s/>oc.m8.d2.octrMA.Kathisma11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12" office:value-type="string" calcext:value-type="string">
            <text:p><text:s/>oc.m8.d2.octrMA.Kathisma12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12" office:value-type="string" calcext:value-type="string">
            <text:p><text:s/>oc.m8.d3.ocMA.Kathisma11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12" office:value-type="string" calcext:value-type="string">
            <text:p><text:s/>oc.m8.d3.ocMA.Kathisma12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12" office:value-type="string" calcext:value-type="string">
            <text:p><text:s/>oc.m8.d3.ocMA.Kathisma21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12" office:value-type="string" calcext:value-type="string">
            <text:p><text:s/>oc.m8.d3.ocMA.Kathisma22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12" office:value-type="string" calcext:value-type="string">
            <text:p><text:s/>oc.m8.d3.octrMA.Kathisma11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12" office:value-type="string" calcext:value-type="string">
            <text:p><text:s/>oc.m8.d3.octrMA.Kathisma12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<text:s/>oc.m8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MA.Lauds3 / <text:s/>oc.m8.d7.octrMA.Lauds4</text:p>
          </table:table-cell>
          <table:table-cell office:value-type="string" calcext:value-type="string">
            <text:p>tr.d033.<text:span text:style-name="T5">trMA.AposMartyric</text:span></text:p>
          </table:table-cell>
          <table:table-cell office:value-type="string" calcext:value-type="string">
            <text:p>tr.d054.<text:span text:style-name="T5">trMA.AposMartyric</text:span></text:p>
          </table:table-cell>
        </table:table-row>
        <table:table-row table:style-name="ro1">
          <table:table-cell office:value-type="string" calcext:value-type="string">
            <text:p><text:s/>oc.m8.d6.ocMA.Kathisma23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12" office:value-type="string" calcext:value-type="string">
            <text:p><text:s/>oc.m8.d7.ocMA.Lauds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Lauds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tich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tich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Gl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Theotokion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<text:s/>oc.m8.d7.octrMA.Lauds4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12" office:value-type="string" calcext:value-type="string">
            <text:p><text:s/>oc.m8.d7.octrMA.Aposticha1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12" office:value-type="string" calcext:value-type="string">
            <text:p><text:s/>oc.m8.d7.octrMA.Aposticha2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12" office:value-type="string" calcext:value-type="string">
            <text:p><text:s/>oc.m8.d7.octrMA.AposTheotokion</text:p>
          </table:table-cell>
          <table:table-cell office:value-type="string" calcext:value-type="string">
            <text:p>x</text:p>
          </table:table-cell>
          <table:table-cell table:style-name="ce12"/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13" office:value-type="string" calcext:value-type="string">
            <text:p>W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.m1.d4.octrMA.Kathisma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.m1.d4.octrMA.Kathisma1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c.m2.d7.octrMA.LaudsGlory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.m2.d7.octrMA.AposTheotokion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c.m7.d3.octrMA.Kathisma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.m7.d3.octrMA.Kathisma1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 table:number-rows-repeated="104838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wkd_stic" table:style-name="ta1">
        <office:forms form:automatic-focus="false" form:apply-design-mode="false"/>
        <table:table-column table:style-name="co2" table:number-columns-repeated="5" table:default-cell-style-name="ce15"/>
        <table:table-column table:style-name="co6" table:default-cell-style-name="ce15"/>
        <table:table-row table:style-name="ro1">
          <table:table-cell table:style-name="ce49" office:value-type="string" calcext:value-type="string">
            <text:p>Mode</text:p>
          </table:table-cell>
          <table:table-cell table:style-name="ce49" office:value-type="string" calcext:value-type="string">
            <text:p>Day</text:p>
          </table:table-cell>
          <table:table-cell table:style-name="ce49" office:value-type="string" calcext:value-type="string">
            <text:p>Stich</text:p>
          </table:table-cell>
          <table:table-cell table:style-name="ce49" office:value-type="string" calcext:value-type="string">
            <text:p>Stic</text:p>
          </table:table-cell>
          <table:table-cell table:style-name="ce51" office:value-type="string" calcext:value-type="string">
            <text:p>done</text:p>
          </table:table-cell>
          <table:table-cell office:value-type="string" calcext:value-type="string">
            <text:p>check redirects</text:p>
          </table:table-cell>
        </table:table-row>
        <table:table-row table:style-name="ro1"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4" calcext:value-type="float">
            <text:p>4</text:p>
          </table:table-cell>
          <table:table-cell table:style-name="ce50"/>
          <table:table-cell table:style-name="ce50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50"/>
          <table:table-cell table:style-name="ce50" office:value-type="float" office:value="6" calcext:value-type="float">
            <text:p>6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50"/>
          <table:table-cell table:style-name="ce50" office:value-type="float" office:value="7" calcext:value-type="float">
            <text:p>7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51" table:number-columns-repeated="5"/>
          <table:table-cell/>
        </table:table-row>
        <table:table-row table:style-name="ro1">
          <table:table-cell table:number-columns-repeated="3"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52"/>
          <table:table-cell table:number-columns-repeated="2" table:style-name="ce52" office:value-type="float" office:value="4" calcext:value-type="float">
            <text:p>4</text:p>
          </table:table-cell>
          <table:table-cell table:style-name="ce52"/>
          <table:table-cell table:style-name="ce52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52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/>
          <table:table-cell table:style-name="ce52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52"/>
          <table:table-cell table:style-name="ce52" office:value-type="float" office:value="7" calcext:value-type="float">
            <text:p>7</text:p>
          </table:table-cell>
          <table:table-cell table:style-name="ce52" office:value-type="float" office:value="4" calcext:value-type="float">
            <text:p>4</text:p>
          </table:table-cell>
          <table:table-cell table:style-name="ce52"/>
          <table:table-cell table:style-name="ce52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51" table:number-columns-repeated="5"/>
          <table:table-cell/>
        </table:table-row>
        <table:table-row table:style-name="ro1">
          <table:table-cell table:number-columns-repeated="2"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53"/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53"/>
          <table:table-cell table:style-name="ce53" office:value-type="float" office:value="6" calcext:value-type="float">
            <text:p>6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53"/>
          <table:table-cell table:style-name="ce53" office:value-type="float" office:value="7" calcext:value-type="float">
            <text:p>7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51" table:number-columns-repeated="5"/>
          <table:table-cell/>
        </table:table-row>
        <table:table-row table:style-name="ro1"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54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55" table:number-columns-repeated="5"/>
          <table:table-cell/>
        </table:table-row>
        <table:table-row table:style-name="ro1">
          <table:table-cell table:style-name="ce50" office:value-type="string" calcext:value-type="string">
            <text:p>Pl 1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50"/>
          <table:table-cell table:style-name="ce50" office:value-type="float" office:value="4" calcext:value-type="float">
            <text:p>4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50"/>
          <table:table-cell table:style-name="ce50" office:value-type="float" office:value="5" calcext:value-type="float">
            <text:p>5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4" calcext:value-type="float">
            <text:p>4</text:p>
          </table:table-cell>
          <table:table-cell table:style-name="ce50"/>
          <table:table-cell office:value-type="string" calcext:value-type="string">
            <text:p>x</text:p>
          </table:table-cell>
        </table:table-row>
        <table:table-row table:style-name="ro1">
          <table:table-cell table:style-name="ce50"/>
          <table:table-cell table:style-name="ce50" office:value-type="float" office:value="7" calcext:value-type="float">
            <text:p>7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/>
          <table:table-cell office:value-type="string" calcext:value-type="string">
            <text:p>x</text:p>
          </table:table-cell>
        </table:table-row>
        <table:table-row table:style-name="ro1">
          <table:table-cell table:style-name="ce51" table:number-columns-repeated="5"/>
          <table:table-cell/>
        </table:table-row>
        <table:table-row table:style-name="ro1">
          <table:table-cell table:style-name="ce52" office:value-type="string" calcext:value-type="string">
            <text:p>Pl 2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52"/>
          <table:table-cell table:style-name="ce52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52"/>
          <table:table-cell office:value-type="string" calcext:value-type="string">
            <text:p>x</text:p>
          </table:table-cell>
        </table:table-row>
        <table:table-row table:style-name="ro1">
          <table:table-cell table:style-name="ce51" table:number-columns-repeated="5"/>
          <table:table-cell/>
        </table:table-row>
        <table:table-row table:style-name="ro1">
          <table:table-cell table:style-name="ce56" office:value-type="string" calcext:value-type="string">
            <text:p>Grave</text:p>
          </table:table-cell>
          <table:table-cell table:number-columns-repeated="2" table:style-name="ce56" office:value-type="float" office:value="2" calcext:value-type="float">
            <text:p>2</text:p>
          </table:table-cell>
          <table:table-cell table:style-name="ce56"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56"/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56"/>
          <table:table-cell table:number-columns-repeated="2" table:style-name="ce56" office:value-type="float" office:value="4" calcext:value-type="float">
            <text:p>4</text:p>
          </table:table-cell>
          <table:table-cell table:style-name="ce56"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56"/>
          <table:table-cell table:style-name="ce56" office:value-type="float" office:value="5" calcext:value-type="float">
            <text:p>5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style-name="ce56"/>
          <table:table-cell office:value-type="string" calcext:value-type="string">
            <text:p>x</text:p>
          </table:table-cell>
        </table:table-row>
        <table:table-row table:style-name="ro1">
          <table:table-cell table:style-name="ce56"/>
          <table:table-cell table:style-name="ce56" office:value-type="float" office:value="6" calcext:value-type="float">
            <text:p>6</text:p>
          </table:table-cell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51" table:number-columns-repeated="5"/>
          <table:table-cell/>
        </table:table-row>
        <table:table-row table:style-name="ro1">
          <table:table-cell table:style-name="ce57" office:value-type="string" calcext:value-type="string">
            <text:p>Pl 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/>
          <table:table-cell office:value-type="string" calcext:value-type="string">
            <text:p>x</text:p>
          </table:table-cell>
        </table:table-row>
        <table:table-row table:style-name="ro1"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office:value-type="string" calcext:value-type="string">
            <text:p>x</text:p>
          </table:table-cell>
        </table:table-row>
        <table:table-row table:style-name="ro1" table:number-rows-repeated="104853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wkd_apos" table:style-name="ta1">
        <office:forms form:automatic-focus="false" form:apply-design-mode="false"/>
        <table:table-column table:style-name="co2" table:number-columns-repeated="4" table:default-cell-style-name="ce15"/>
        <table:table-row table:style-name="ro1">
          <table:table-cell table:style-name="ce14" office:value-type="string" calcext:value-type="string">
            <text:p>Mode</text:p>
          </table:table-cell>
          <table:table-cell table:style-name="ce14" office:value-type="string" calcext:value-type="string">
            <text:p>Day</text:p>
          </table:table-cell>
          <table:table-cell table:style-name="ce14" office:value-type="string" calcext:value-type="string">
            <text:p>Apos</text:p>
          </table:table-cell>
          <table:table-cell table:style-name="ce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do?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/00/0000</text:date>, <text:time style:data-style-name="N2" text:time-value="18:44:12.6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10T18:45:23.428000000</dc:date>
    <meta:editing-duration>P4DT22H3M34S</meta:editing-duration>
    <meta:editing-cycles>174</meta:editing-cycles>
    <meta:generator>LibreOffice/24.2.1.2$Windows_X86_64 LibreOffice_project/db4def46b0453cc22e2d0305797cf981b68ef5ac</meta:generator>
    <meta:document-statistic meta:table-count="3" meta:cell-count="587" meta:object-count="0"/>
  </office:meta>
</office:document-meta>
</file>